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바탕글">베타 서비스 B2C 구독 매출(월 9,900~29,900원 × 목표 1,000 MAU)</text:p>
                  <text:p text:style-name="바탕글">B2B API PoC 계약 1건(콘텐츠 제작사 또는 마케팅 에이전시)</text:p>
                  <text:p text:style-name="바탕글">굿즈 제작 판매(화풍변환 엽서·프로필 등)</text:p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바탕글">시드 투자 3억원 목표(VC/엔젤)</text:p>
                  <text:p text:style-name="바탕글">KOCCA AI콘텐츠 페스티벌 IR 데모, 대전창조경제혁신센터 데모데이</text:p>
                  <text:p text:style-name="바탕글">베타 서비스 MAU·전환율 실적 기반 피칭</text:p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바탕글">350,000,000</text:p>
                </table:table-cell>
                <table:table-cell table:style-name="Table-38-4-3" table:number-columns-spanned="1" table:number-rows-spanned="1">
                  <text:p text:style-name="바탕글">원</text:p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바탕글">300,000,000원</text:p>
                </table:table-cell>
                <table:table-cell table:style-name="Table-39-2-3" table:number-columns-spanned="1" table:number-rows-spanned="1">
                  <text:p text:style-name="바탕글">SaaS 구독 확대(MAU 5,000명 목표)</text:p>
                  <text:p text:style-name="바탕글">B2B API 정식 라이선스 3건+</text:p>
                  <text:p text:style-name="바탕글">IP 활용 굿즈·NFT 매출</text:p>
                </table:table-cell>
                <table:table-cell table:style-name="Table-39-2-4" table:number-columns-spanned="1" table:number-rows-spanned="1">
                  <text:p text:style-name="바탕글">1,000,000천원</text:p>
                </table:table-cell>
                <table:table-cell table:style-name="Table-39-2-5" table:number-columns-spanned="1" table:number-rows-spanned="1">
                  <text:p text:style-name="바탕글">글로벌(영·일) 서비스 확장</text:p>
                  <text:p text:style-name="바탕글">B2B API 10건+, 대형 IP 콜라보</text:p>
                  <text:p text:style-name="바탕글">기업 고객 연간 계약 전환</text:p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바탕글">1,000,000,000원</text:p>
                </table:table-cell>
                <table:table-cell table:style-name="Table-39-3-3" table:number-columns-spanned="1" table:number-rows-spanned="1">
                  <text:p text:style-name="바탕글">시리즈A 10~20억원 유치</text:p>
                  <text:p text:style-name="바탕글">MAU·ARR 실적 기반 VC 피칭</text:p>
                  <text:p text:style-name="바탕글">해외 진출 로드맵 제시</text:p>
                </table:table-cell>
                <table:table-cell table:style-name="Table-39-3-4" table:number-columns-spanned="1" table:number-rows-spanned="1">
                  <text:p text:style-name="바탕글">2,000,000천원</text:p>
                </table:table-cell>
                <table:table-cell table:style-name="Table-39-3-5" table:number-columns-spanned="1" table:number-rows-spanned="1">
                  <text:p text:style-name="바탕글">시리즈B 20억원+ 유치</text:p>
                  <text:p text:style-name="바탕글">글로벌 MAU·매출 실적 기반</text:p>
                  <text:p text:style-name="바탕글">전략적 투자자(콘텐츠/IP 기업) 유치</text:p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바탕글">1,300,000,000원</text:p>
                </table:table-cell>
                <table:table-cell table:style-name="Table-39-4-3" table:number-columns-spanned="1" table:number-rows-spanned="1">
                  <text:p text:style-name="바탕글"/>
                </table:table-cell>
                <table:table-cell table:style-name="Table-39-4-4" table:number-columns-spanned="1" table:number-rows-spanned="1">
                  <text:p text:style-name="바탕글">3,000,000천원</text:p>
                </table:table-cell>
                <table:table-cell table:style-name="Table-39-4-5" table:number-columns-spanned="1" table:number-rows-spanned="1">
                  <text:p text:style-name="바탕글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바탕글">ㅇ 매출 계획</text:p>
            <text:p text:style-name="바탕글">- 2026년 하반기: 오픈 베타 런칭 후 B2C SaaS 구독(월 9,900~29,900원) 및 건별 결제로 5,000만원 매출 목표. B2B API PoC 계약 1건(콘텐츠 제작사) 추진</text:p>
            <text:p text:style-name="바탕글">- 정식 IP 라이선싱 기반이라는 법적 안전성을 B2B 기업 고객의 핵심 구매 요인으로 활용하여 시장 진입</text:p>
            <text:p text:style-name="바탕글">- 2027년: SaaS 구독 MAU 5,000명 확보 + B2B API 라이선스 3건으로 3억원 매출 목표</text:p>
            <text:p text:style-name="바탕글">ㅇ 투자유치 계획</text:p>
            <text:p text:style-name="바탕글">- 2026년 10~11월 IR 피칭: KOCCA AI 콘텐츠 페스티벌 전시·데모, 대전창조경제혁신센터 IR 데모데이 참가</text:p>
            <text:p text:style-name="바탕글">- 베타 서비스 MAU 1,000명·변환 10,000건·B2B PoC 1건 실적을 기반으로 시드 투자 3~5억원 유치 목표</text:p>
            <text:p text:style-name="바탕글">- VC/엔젤 투자자 대상 개별 미팅 5회 이상 추진. 정식 IP 라이선싱, 자체 개발 2-pass 파이프라인, PoC 실적을 핵심 투자 포인트로 제시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2명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바탕글">정규직</text:p>
                </table:table-cell>
                <table:table-cell table:style-name="Table-42-2-4" table:number-columns-spanned="1" table:number-rows-spanned="1">
                  <text:p text:style-name="바탕글">AI 엔지니어
(모델 학습/추론 최적화)</text:p>
                </table:table-cell>
                <table:table-cell table:style-name="Table-42-2-5" table:number-columns-spanned="1" table:number-rows-spanned="1">
                  <text:p text:style-name="바탕글">26.5.1.~26.11.30
(7개월)</text:p>
                </table:table-cell>
                <table:table-cell table:style-name="Table-42-2-6" table:number-columns-spanned="1" table:number-rows-spanned="1">
                  <text:p text:style-name="바탕글">1명</text:p>
                </table:table-cell>
                <table:table-cell table:style-name="Table-42-2-7" table:number-columns-spanned="1" table:number-rows-spanned="1">
                  <text:p text:style-name="바탕글">추가 작가 모델 학습(5인→10인+) 및</text:p>
                  <text:p text:style-name="바탕글">2-pass 파이프라인 고도화에 필요.</text:p>
                  <text:p text:style-name="바탕글">LoRA·IP-Adapter 튜닝, GPU 추론</text:p>
                  <text:p text:style-name="바탕글">최적화 전문 인력 필수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바탕글">참여기관
(위즈데이터)</text:p>
                </table:table-cell>
                <table:table-cell table:style-name="Table-42-3-3" table:number-columns-spanned="1" table:number-rows-spanned="1">
                  <text:p text:style-name="바탕글">계약직</text:p>
                </table:table-cell>
                <table:table-cell table:style-name="Table-42-3-4" table:number-columns-spanned="1" table:number-rows-spanned="1">
                  <text:p text:style-name="바탕글">콘텐츠 기획/QA</text:p>
                </table:table-cell>
                <table:table-cell table:style-name="Table-42-3-5" table:number-columns-spanned="1" table:number-rows-spanned="1">
                  <text:p text:style-name="바탕글">26.7.1.~26.11.30
(5개월)</text:p>
                </table:table-cell>
                <table:table-cell table:style-name="Table-42-3-6" table:number-columns-spanned="1" table:number-rows-spanned="1">
                  <text:p text:style-name="바탕글">1명</text:p>
                </table:table-cell>
                <table:table-cell table:style-name="Table-42-3-7" table:number-columns-spanned="1" table:number-rows-spanned="1">
                  <text:p text:style-name="바탕글">IP 원화 디지털화·정제 작업 및</text:p>
                  <text:p text:style-name="바탕글">변환 결과물 품질 검수(QA) 담당.</text:p>
                  <text:p text:style-name="바탕글">작가별 화풍 충실도 평가에 만화/</text:p>
                  <text:p text:style-name="바탕글">일러스트 전문 지식 필요</text:p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Paragraph-874"><text:span text:style-name="p874-1-1"> ※ </text:span><text:span text:style-name="p874-1-2">자율 기술</text:span>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Paragraph-892"><text:span text:style-name="p892-1-1">내용</text:span></text:p>
          </table:table-cell>
          <table:table-cell table:style-name="Table-45-3-2" table:number-columns-spanned="1" table:number-rows-spanned="1">
            <text:p text:style-name="Paragraph-893"><text:span text:style-name="p893-1-1">세부수행내용</text:span></text:p>
          </table:table-cell>
          <table:table-cell table:style-name="Table-45-3-3" table:number-columns-spanned="1" table:number-rows-spanned="1">
            <text:p text:style-name="Paragraph-894"/>
          </table:table-cell>
          <table:table-cell table:style-name="Table-45-3-4" table:number-columns-spanned="1" table:number-rows-spanned="1">
            <text:p text:style-name="Paragraph-895"/>
          </table:table-cell>
          <table:table-cell table:style-name="Table-45-3-5" table:number-columns-spanned="1" table:number-rows-spanned="1">
            <text:p text:style-name="Paragraph-896"/>
          </table:table-cell>
          <table:table-cell table:style-name="Table-45-3-6" table:number-columns-spanned="1" table:number-rows-spanned="1">
            <text:p text:style-name="Paragraph-897"/>
          </table:table-cell>
          <table:table-cell table:style-name="Table-45-3-7" table:number-columns-spanned="1" table:number-rows-spanned="1">
            <text:p text:style-name="Paragraph-898"/>
          </table:table-cell>
          <table:table-cell table:style-name="Table-45-3-8" table:number-columns-spanned="1" table:number-rows-spanned="1">
            <text:p text:style-name="Paragraph-899"/>
          </table:table-cell>
          <table:table-cell table:style-name="Table-45-3-9" table:number-columns-spanned="1" table:number-rows-spanned="1">
            <text:p text:style-name="Paragraph-900"/>
          </table:table-cell>
          <table:table-cell table:style-name="Table-45-3-10" table:number-columns-spanned="1" table:number-rows-spanned="1">
            <text:p text:style-name="Paragraph-901"/>
          </table:table-cell>
        </table:table-row>
        <table:table-row>
          <table:table-cell table:style-name="Table-45-4-1" table:number-columns-spanned="1" table:number-rows-spanned="1">
            <text:p text:style-name="Paragraph-902"><text:span text:style-name="p902-1-1">세부수행내용</text:span></text:p>
          </table:table-cell>
          <table:table-cell table:style-name="Table-45-4-2" table:number-columns-spanned="1" table:number-rows-spanned="1">
            <text:p text:style-name="Paragraph-903"/>
          </table:table-cell>
          <table:table-cell table:style-name="Table-45-4-3" table:number-columns-spanned="1" table:number-rows-spanned="1">
            <text:p text:style-name="Paragraph-904"/>
          </table:table-cell>
          <table:table-cell table:style-name="Table-45-4-4" table:number-columns-spanned="1" table:number-rows-spanned="1">
            <text:p text:style-name="Paragraph-905"/>
          </table:table-cell>
          <table:table-cell table:style-name="Table-45-4-5" table:number-columns-spanned="1" table:number-rows-spanned="1">
            <text:p text:style-name="Paragraph-906"/>
          </table:table-cell>
          <table:table-cell table:style-name="Table-45-4-6" table:number-columns-spanned="1" table:number-rows-spanned="1">
            <text:p text:style-name="Paragraph-907"/>
          </table:table-cell>
          <table:table-cell table:style-name="Table-45-4-7" table:number-columns-spanned="1" table:number-rows-spanned="1">
            <text:p text:style-name="Paragraph-908"/>
          </table:table-cell>
          <table:table-cell table:style-name="Table-45-4-8" table:number-columns-spanned="1" table:number-rows-spanned="1">
            <text:p text:style-name="Paragraph-909"/>
          </table:table-cell>
          <table:table-cell table:style-name="Table-45-4-9" table:number-columns-spanned="1" table:number-rows-spanned="1">
            <text:p text:style-name="Paragraph-910"/>
          </table:table-cell>
        </table:table-row>
        <table:table-row>
          <table:table-cell table:style-name="Table-45-5-1" table:number-columns-spanned="1" table:number-rows-spanned="6">
            <text:p text:style-name="Paragraph-911"><text:span text:style-name="p911-1-1">내용</text:span></text:p>
            <text:p text:style-name="Paragraph-912"><text:span text:style-name="p912-1-1">예)</text:span></text:p>
            <text:p text:style-name="Paragraph-913"><text:span text:style-name="p913-1-1">콘텐츠</text:span></text:p>
            <text:p text:style-name="Paragraph-914"><text:span text:style-name="p914-1-1">제작</text:span></text:p>
          </table:table-cell>
          <table:table-cell table:style-name="Table-45-5-2" table:number-columns-spanned="1" table:number-rows-spanned="1">
            <text:p text:style-name="Paragraph-915"><text:span text:style-name="p915-1-1">세부수행내용</text:span></text:p>
          </table:table-cell>
          <table:table-cell table:style-name="Table-45-5-3" table:number-columns-spanned="1" table:number-rows-spanned="1">
            <text:p text:style-name="Paragraph-916"/>
          </table:table-cell>
          <table:table-cell table:style-name="Table-45-5-4" table:number-columns-spanned="1" table:number-rows-spanned="1">
            <text:p text:style-name="Paragraph-917"/>
          </table:table-cell>
          <table:table-cell table:style-name="Table-45-5-5" table:number-columns-spanned="1" table:number-rows-spanned="1">
            <text:p text:style-name="Paragraph-918"/>
          </table:table-cell>
          <table:table-cell table:style-name="Table-45-5-6" table:number-columns-spanned="1" table:number-rows-spanned="1">
            <text:p text:style-name="Paragraph-919"/>
          </table:table-cell>
          <table:table-cell table:style-name="Table-45-5-7" table:number-columns-spanned="1" table:number-rows-spanned="1">
            <text:p text:style-name="Paragraph-920"/>
          </table:table-cell>
          <table:table-cell table:style-name="Table-45-5-8" table:number-columns-spanned="1" table:number-rows-spanned="1">
            <text:p text:style-name="Paragraph-921"/>
          </table:table-cell>
          <table:table-cell table:style-name="Table-45-5-9" table:number-columns-spanned="1" table:number-rows-spanned="1">
            <text:p text:style-name="Paragraph-922"/>
          </table:table-cell>
          <table:table-cell table:style-name="Table-45-5-10" table:number-columns-spanned="1" table:number-rows-spanned="1">
            <text:p text:style-name="Paragraph-923"/>
          </table:table-cell>
        </table:table-row>
        <table:table-row>
          <table:table-cell table:style-name="Table-45-6-1" table:number-columns-spanned="1" table:number-rows-spanned="1">
            <text:p text:style-name="Paragraph-924"/>
          </table:table-cell>
          <table:table-cell table:style-name="Table-45-6-2" table:number-columns-spanned="1" table:number-rows-spanned="1">
            <text:p text:style-name="Paragraph-925"/>
          </table:table-cell>
          <table:table-cell table:style-name="Table-45-6-3" table:number-columns-spanned="1" table:number-rows-spanned="1">
            <text:p text:style-name="Paragraph-926"/>
          </table:table-cell>
          <table:table-cell table:style-name="Table-45-6-4" table:number-columns-spanned="1" table:number-rows-spanned="1">
            <text:p text:style-name="Paragraph-927"/>
          </table:table-cell>
          <table:table-cell table:style-name="Table-45-6-5" table:number-columns-spanned="1" table:number-rows-spanned="1">
            <text:p text:style-name="Paragraph-928"/>
          </table:table-cell>
          <table:table-cell table:style-name="Table-45-6-6" table:number-columns-spanned="1" table:number-rows-spanned="1">
            <text:p text:style-name="Paragraph-929"/>
          </table:table-cell>
          <table:table-cell table:style-name="Table-45-6-7" table:number-columns-spanned="1" table:number-rows-spanned="1">
            <text:p text:style-name="Paragraph-930"/>
          </table:table-cell>
          <table:table-cell table:style-name="Table-45-6-8" table:number-columns-spanned="1" table:number-rows-spanned="1">
            <text:p text:style-name="Paragraph-931"/>
          </table:table-cell>
          <table:table-cell table:style-name="Table-45-6-9" table:number-columns-spanned="1" table:number-rows-spanned="1">
            <text:p text:style-name="Paragraph-932"/>
          </table:table-cell>
        </table:table-row>
        <table:table-row>
          <table:table-cell table:style-name="Table-45-7-1" table:number-columns-spanned="1" table:number-rows-spanned="1">
            <text:p text:style-name="Paragraph-933"/>
          </table:table-cell>
          <table:table-cell table:style-name="Table-45-7-2" table:number-columns-spanned="1" table:number-rows-spanned="1">
            <text:p text:style-name="Paragraph-934"/>
          </table:table-cell>
          <table:table-cell table:style-name="Table-45-7-3" table:number-columns-spanned="1" table:number-rows-spanned="1">
            <text:p text:style-name="Paragraph-935"/>
          </table:table-cell>
          <table:table-cell table:style-name="Table-45-7-4" table:number-columns-spanned="1" table:number-rows-spanned="1">
            <text:p text:style-name="Paragraph-936"/>
          </table:table-cell>
          <table:table-cell table:style-name="Table-45-7-5" table:number-columns-spanned="1" table:number-rows-spanned="1">
            <text:p text:style-name="Paragraph-937"/>
          </table:table-cell>
          <table:table-cell table:style-name="Table-45-7-6" table:number-columns-spanned="1" table:number-rows-spanned="1">
            <text:p text:style-name="Paragraph-938"/>
          </table:table-cell>
          <table:table-cell table:style-name="Table-45-7-7" table:number-columns-spanned="1" table:number-rows-spanned="1">
            <text:p text:style-name="Paragraph-939"/>
          </table:table-cell>
          <table:table-cell table:style-name="Table-45-7-8" table:number-columns-spanned="1" table:number-rows-spanned="1">
            <text:p text:style-name="Paragraph-940"/>
          </table:table-cell>
          <table:table-cell table:style-name="Table-45-7-9" table:number-columns-spanned="1" table:number-rows-spanned="1">
            <text:p text:style-name="Paragraph-941"/>
          </table:table-cell>
        </table:table-row>
        <table:table-row>
          <table:table-cell table:style-name="Table-45-8-1" table:number-columns-spanned="1" table:number-rows-spanned="1">
            <text:p text:style-name="Paragraph-942"/>
          </table:table-cell>
          <table:table-cell table:style-name="Table-45-8-2" table:number-columns-spanned="1" table:number-rows-spanned="1">
            <text:p text:style-name="Paragraph-943"/>
          </table:table-cell>
          <table:table-cell table:style-name="Table-45-8-3" table:number-columns-spanned="1" table:number-rows-spanned="1">
            <text:p text:style-name="Paragraph-944"/>
          </table:table-cell>
          <table:table-cell table:style-name="Table-45-8-4" table:number-columns-spanned="1" table:number-rows-spanned="1">
            <text:p text:style-name="Paragraph-945"/>
          </table:table-cell>
          <table:table-cell table:style-name="Table-45-8-5" table:number-columns-spanned="1" table:number-rows-spanned="1">
            <text:p text:style-name="Paragraph-946"/>
          </table:table-cell>
          <table:table-cell table:style-name="Table-45-8-6" table:number-columns-spanned="1" table:number-rows-spanned="1">
            <text:p text:style-name="Paragraph-947"/>
          </table:table-cell>
          <table:table-cell table:style-name="Table-45-8-7" table:number-columns-spanned="1" table:number-rows-spanned="1">
            <text:p text:style-name="Paragraph-948"/>
          </table:table-cell>
          <table:table-cell table:style-name="Table-45-8-8" table:number-columns-spanned="1" table:number-rows-spanned="1">
            <text:p text:style-name="Paragraph-949"/>
          </table:table-cell>
          <table:table-cell table:style-name="Table-45-8-9" table:number-columns-spanned="1" table:number-rows-spanned="1">
            <text:p text:style-name="Paragraph-950"/>
          </table:table-cell>
        </table:table-row>
        <table:table-row>
          <table:table-cell table:style-name="Table-45-9-1" table:number-columns-spanned="1" table:number-rows-spanned="1">
            <text:p text:style-name="Paragraph-951"/>
          </table:table-cell>
          <table:table-cell table:style-name="Table-45-9-2" table:number-columns-spanned="1" table:number-rows-spanned="1">
            <text:p text:style-name="Paragraph-952"/>
          </table:table-cell>
          <table:table-cell table:style-name="Table-45-9-3" table:number-columns-spanned="1" table:number-rows-spanned="1">
            <text:p text:style-name="Paragraph-953"/>
          </table:table-cell>
          <table:table-cell table:style-name="Table-45-9-4" table:number-columns-spanned="1" table:number-rows-spanned="1">
            <text:p text:style-name="Paragraph-954"/>
          </table:table-cell>
          <table:table-cell table:style-name="Table-45-9-5" table:number-columns-spanned="1" table:number-rows-spanned="1">
            <text:p text:style-name="Paragraph-955"/>
          </table:table-cell>
          <table:table-cell table:style-name="Table-45-9-6" table:number-columns-spanned="1" table:number-rows-spanned="1">
            <text:p text:style-name="Paragraph-956"/>
          </table:table-cell>
          <table:table-cell table:style-name="Table-45-9-7" table:number-columns-spanned="1" table:number-rows-spanned="1">
            <text:p text:style-name="Paragraph-957"/>
          </table:table-cell>
          <table:table-cell table:style-name="Table-45-9-8" table:number-columns-spanned="1" table:number-rows-spanned="1">
            <text:p text:style-name="Paragraph-958"/>
          </table:table-cell>
          <table:table-cell table:style-name="Table-45-9-9" table:number-columns-spanned="1" table:number-rows-spanned="1">
            <text:p text:style-name="Paragraph-959"/>
          </table:table-cell>
        </table:table-row>
        <table:table-row>
          <table:table-cell table:style-name="Table-45-10-1" table:number-columns-spanned="1" table:number-rows-spanned="1">
            <text:p text:style-name="Paragraph-960"/>
          </table:table-cell>
          <table:table-cell table:style-name="Table-45-10-2" table:number-columns-spanned="1" table:number-rows-spanned="1">
            <text:p text:style-name="Paragraph-961"/>
          </table:table-cell>
          <table:table-cell table:style-name="Table-45-10-3" table:number-columns-spanned="1" table:number-rows-spanned="1">
            <text:p text:style-name="Paragraph-962"/>
          </table:table-cell>
          <table:table-cell table:style-name="Table-45-10-4" table:number-columns-spanned="1" table:number-rows-spanned="1">
            <text:p text:style-name="Paragraph-963"/>
          </table:table-cell>
          <table:table-cell table:style-name="Table-45-10-5" table:number-columns-spanned="1" table:number-rows-spanned="1">
            <text:p text:style-name="Paragraph-964"/>
          </table:table-cell>
          <table:table-cell table:style-name="Table-45-10-6" table:number-columns-spanned="1" table:number-rows-spanned="1">
            <text:p text:style-name="Paragraph-965"/>
          </table:table-cell>
          <table:table-cell table:style-name="Table-45-10-7" table:number-columns-spanned="1" table:number-rows-spanned="1">
            <text:p text:style-name="Paragraph-966"/>
          </table:table-cell>
          <table:table-cell table:style-name="Table-45-10-8" table:number-columns-spanned="1" table:number-rows-spanned="1">
            <text:p text:style-name="Paragraph-967"/>
          </table:table-cell>
          <table:table-cell table:style-name="Table-45-10-9" table:number-columns-spanned="1" table:number-rows-spanned="1">
            <text:p text:style-name="Paragraph-968"/>
          </table:table-cell>
        </table:table-row>
        <table:table-row>
          <table:table-cell table:style-name="Table-45-11-1" table:number-columns-spanned="1" table:number-rows-spanned="3">
            <text:p text:style-name="Paragraph-969"><text:span text:style-name="p969-1-1">내용</text:span></text:p>
            <text:p text:style-name="Paragraph-970"><text:span text:style-name="p970-1-1">예)</text:span></text:p>
            <text:p text:style-name="Paragraph-971"><text:span text:style-name="p971-1-1">마케팅</text:span></text:p>
          </table:table-cell>
          <table:table-cell table:style-name="Table-45-11-2" table:number-columns-spanned="1" table:number-rows-spanned="1">
            <text:p text:style-name="Paragraph-972"/>
          </table:table-cell>
          <table:table-cell table:style-name="Table-45-11-3" table:number-columns-spanned="1" table:number-rows-spanned="1">
            <text:p text:style-name="Paragraph-973"/>
          </table:table-cell>
          <table:table-cell table:style-name="Table-45-11-4" table:number-columns-spanned="1" table:number-rows-spanned="1">
            <text:p text:style-name="Paragraph-974"/>
          </table:table-cell>
          <table:table-cell table:style-name="Table-45-11-5" table:number-columns-spanned="1" table:number-rows-spanned="1">
            <text:p text:style-name="Paragraph-975"/>
          </table:table-cell>
          <table:table-cell table:style-name="Table-45-11-6" table:number-columns-spanned="1" table:number-rows-spanned="1">
            <text:p text:style-name="Paragraph-976"/>
          </table:table-cell>
          <table:table-cell table:style-name="Table-45-11-7" table:number-columns-spanned="1" table:number-rows-spanned="1">
            <text:p text:style-name="Paragraph-977"/>
          </table:table-cell>
          <table:table-cell table:style-name="Table-45-11-8" table:number-columns-spanned="1" table:number-rows-spanned="1">
            <text:p text:style-name="Paragraph-978"/>
          </table:table-cell>
          <table:table-cell table:style-name="Table-45-11-9" table:number-columns-spanned="1" table:number-rows-spanned="1">
            <text:p text:style-name="Paragraph-979"/>
          </table:table-cell>
          <table:table-cell table:style-name="Table-45-11-10" table:number-columns-spanned="1" table:number-rows-spanned="1">
            <text:p text:style-name="Paragraph-980"/>
          </table:table-cell>
        </table:table-row>
        <table:table-row>
          <table:table-cell table:style-name="Table-45-12-1" table:number-columns-spanned="1" table:number-rows-spanned="1">
            <text:p text:style-name="Paragraph-981"/>
          </table:table-cell>
          <table:table-cell table:style-name="Table-45-12-2" table:number-columns-spanned="1" table:number-rows-spanned="1">
            <text:p text:style-name="Paragraph-982"/>
          </table:table-cell>
          <table:table-cell table:style-name="Table-45-12-3" table:number-columns-spanned="1" table:number-rows-spanned="1">
            <text:p text:style-name="Paragraph-983"/>
          </table:table-cell>
          <table:table-cell table:style-name="Table-45-12-4" table:number-columns-spanned="1" table:number-rows-spanned="1">
            <text:p text:style-name="Paragraph-984"/>
          </table:table-cell>
          <table:table-cell table:style-name="Table-45-12-5" table:number-columns-spanned="1" table:number-rows-spanned="1">
            <text:p text:style-name="Paragraph-985"/>
          </table:table-cell>
          <table:table-cell table:style-name="Table-45-12-6" table:number-columns-spanned="1" table:number-rows-spanned="1">
            <text:p text:style-name="Paragraph-986"/>
          </table:table-cell>
          <table:table-cell table:style-name="Table-45-12-7" table:number-columns-spanned="1" table:number-rows-spanned="1">
            <text:p text:style-name="Paragraph-987"/>
          </table:table-cell>
          <table:table-cell table:style-name="Table-45-12-8" table:number-columns-spanned="1" table:number-rows-spanned="1">
            <text:p text:style-name="Paragraph-988"/>
          </table:table-cell>
          <table:table-cell table:style-name="Table-45-12-9" table:number-columns-spanned="1" table:number-rows-spanned="1">
            <text:p text:style-name="Paragraph-989"/>
          </table:table-cell>
        </table:table-row>
        <table:table-row>
          <table:table-cell table:style-name="Table-45-13-1" table:number-columns-spanned="1" table:number-rows-spanned="1">
            <text:p text:style-name="Paragraph-990"/>
          </table:table-cell>
          <table:table-cell table:style-name="Table-45-13-2" table:number-columns-spanned="1" table:number-rows-spanned="1">
            <text:p text:style-name="Paragraph-991"/>
          </table:table-cell>
          <table:table-cell table:style-name="Table-45-13-3" table:number-columns-spanned="1" table:number-rows-spanned="1">
            <text:p text:style-name="Paragraph-992"/>
          </table:table-cell>
          <table:table-cell table:style-name="Table-45-13-4" table:number-columns-spanned="1" table:number-rows-spanned="1">
            <text:p text:style-name="Paragraph-993"/>
          </table:table-cell>
          <table:table-cell table:style-name="Table-45-13-5" table:number-columns-spanned="1" table:number-rows-spanned="1">
            <text:p text:style-name="Paragraph-994"/>
          </table:table-cell>
          <table:table-cell table:style-name="Table-45-13-6" table:number-columns-spanned="1" table:number-rows-spanned="1">
            <text:p text:style-name="Paragraph-995"/>
          </table:table-cell>
          <table:table-cell table:style-name="Table-45-13-7" table:number-columns-spanned="1" table:number-rows-spanned="1">
            <text:p text:style-name="Paragraph-996"/>
          </table:table-cell>
          <table:table-cell table:style-name="Table-45-13-8" table:number-columns-spanned="1" table:number-rows-spanned="1">
            <text:p text:style-name="Paragraph-997"/>
          </table:table-cell>
          <table:table-cell table:style-name="Table-45-13-9" table:number-columns-spanned="1" table:number-rows-spanned="1">
            <text:p text:style-name="Paragraph-998"/>
          </table:table-cell>
        </table:table-row>
        <table:table-row>
          <table:table-cell table:style-name="Table-45-14-1" table:number-columns-spanned="1" table:number-rows-spanned="3">
            <text:p text:style-name="Paragraph-999"><text:span text:style-name="p999-1-1">내용</text:span></text:p>
            <text:p text:style-name="Paragraph-1000"><text:span text:style-name="p1000-1-1">예)</text:span></text:p>
            <text:p text:style-name="Paragraph-1001"><text:span text:style-name="p1001-1-1">실증</text:span></text:p>
          </table:table-cell>
          <table:table-cell table:style-name="Table-45-14-2" table:number-columns-spanned="1" table:number-rows-spanned="1">
            <text:p text:style-name="Paragraph-1002"><text:span text:style-name="p1002-1-1">세부수행내용</text:span></text:p>
          </table:table-cell>
          <table:table-cell table:style-name="Table-45-14-3" table:number-columns-spanned="1" table:number-rows-spanned="1">
            <text:p text:style-name="Paragraph-1003"/>
          </table:table-cell>
          <table:table-cell table:style-name="Table-45-14-4" table:number-columns-spanned="1" table:number-rows-spanned="1">
            <text:p text:style-name="Paragraph-1004"/>
          </table:table-cell>
          <table:table-cell table:style-name="Table-45-14-5" table:number-columns-spanned="1" table:number-rows-spanned="1">
            <text:p text:style-name="Paragraph-1005"/>
          </table:table-cell>
          <table:table-cell table:style-name="Table-45-14-6" table:number-columns-spanned="1" table:number-rows-spanned="1">
            <text:p text:style-name="Paragraph-1006"/>
          </table:table-cell>
          <table:table-cell table:style-name="Table-45-14-7" table:number-columns-spanned="1" table:number-rows-spanned="1">
            <text:p text:style-name="Paragraph-1007"/>
          </table:table-cell>
          <table:table-cell table:style-name="Table-45-14-8" table:number-columns-spanned="1" table:number-rows-spanned="1">
            <text:p text:style-name="Paragraph-1008"/>
          </table:table-cell>
          <table:table-cell table:style-name="Table-45-14-9" table:number-columns-spanned="1" table:number-rows-spanned="1">
            <text:p text:style-name="Paragraph-1009"/>
          </table:table-cell>
          <table:table-cell table:style-name="Table-45-14-10" table:number-columns-spanned="1" table:number-rows-spanned="1">
            <text:p text:style-name="Paragraph-1010"/>
          </table:table-cell>
        </table:table-row>
        <table:table-row>
          <table:table-cell table:style-name="Table-45-15-1" table:number-columns-spanned="1" table:number-rows-spanned="1">
            <text:p text:style-name="Paragraph-1011"/>
          </table:table-cell>
          <table:table-cell table:style-name="Table-45-15-2" table:number-columns-spanned="1" table:number-rows-spanned="1">
            <text:p text:style-name="Paragraph-1012"/>
          </table:table-cell>
          <table:table-cell table:style-name="Table-45-15-3" table:number-columns-spanned="1" table:number-rows-spanned="1">
            <text:p text:style-name="Paragraph-1013"/>
          </table:table-cell>
          <table:table-cell table:style-name="Table-45-15-4" table:number-columns-spanned="1" table:number-rows-spanned="1">
            <text:p text:style-name="Paragraph-1014"/>
          </table:table-cell>
          <table:table-cell table:style-name="Table-45-15-5" table:number-columns-spanned="1" table:number-rows-spanned="1">
            <text:p text:style-name="Paragraph-1015"/>
          </table:table-cell>
          <table:table-cell table:style-name="Table-45-15-6" table:number-columns-spanned="1" table:number-rows-spanned="1">
            <text:p text:style-name="Paragraph-1016"/>
          </table:table-cell>
          <table:table-cell table:style-name="Table-45-15-7" table:number-columns-spanned="1" table:number-rows-spanned="1">
            <text:p text:style-name="Paragraph-1017"/>
          </table:table-cell>
          <table:table-cell table:style-name="Table-45-15-8" table:number-columns-spanned="1" table:number-rows-spanned="1">
            <text:p text:style-name="Paragraph-1018"/>
          </table:table-cell>
          <table:table-cell table:style-name="Table-45-15-9" table:number-columns-spanned="1" table:number-rows-spanned="1">
            <text:p text:style-name="Paragraph-1019"/>
          </table:table-cell>
        </table:table-row>
        <table:table-row>
          <table:table-cell table:style-name="Table-45-16-1" table:number-columns-spanned="1" table:number-rows-spanned="1">
            <text:p text:style-name="Paragraph-1020"/>
          </table:table-cell>
          <table:table-cell table:style-name="Table-45-16-2" table:number-columns-spanned="1" table:number-rows-spanned="1">
            <text:p text:style-name="Paragraph-1021"/>
          </table:table-cell>
          <table:table-cell table:style-name="Table-45-16-3" table:number-columns-spanned="1" table:number-rows-spanned="1">
            <text:p text:style-name="Paragraph-1022"/>
          </table:table-cell>
          <table:table-cell table:style-name="Table-45-16-4" table:number-columns-spanned="1" table:number-rows-spanned="1">
            <text:p text:style-name="Paragraph-1023"/>
          </table:table-cell>
          <table:table-cell table:style-name="Table-45-16-5" table:number-columns-spanned="1" table:number-rows-spanned="1">
            <text:p text:style-name="Paragraph-1024"/>
          </table:table-cell>
          <table:table-cell table:style-name="Table-45-16-6" table:number-columns-spanned="1" table:number-rows-spanned="1">
            <text:p text:style-name="Paragraph-1025"/>
          </table:table-cell>
          <table:table-cell table:style-name="Table-45-16-7" table:number-columns-spanned="1" table:number-rows-spanned="1">
            <text:p text:style-name="Paragraph-1026"/>
          </table:table-cell>
          <table:table-cell table:style-name="Table-45-16-8" table:number-columns-spanned="1" table:number-rows-spanned="1">
            <text:p text:style-name="Paragraph-1027"/>
          </table:table-cell>
          <table:table-cell table:style-name="Table-45-16-9" table:number-columns-spanned="1" table:number-rows-spanned="1">
            <text:p text:style-name="Paragraph-1028"/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Paragraph-1030"><text:span text:style-name="p1030-1-1">180,000,000원</text:span></text:p>
          </table:table-cell>
          <table:table-cell table:style-name="Table-45-17-3" table:number-columns-spanned="4" table:number-rows-spanned="1">
            <text:p text:style-name="Paragraph-1031"><text:span text:style-name="p1031-1-1">153,000,000원</text:span>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Paragraph-1033"><text:span text:style-name="p1033-1-1">예시) 작품별(콘텐츠별) </text:span><text:span text:style-name="p1033-2-1">중간실적보고서 및 중간산출물</text:span></text:p>
          </table:table-cell>
          <table:table-cell table:style-name="Table-45-18-3" table:number-columns-spanned="4" table:number-rows-spanned="1">
            <text:p text:style-name="Paragraph-1034"><text:span text:style-name="p1034-1-1">예시) 작품별(콘텐츠별) 결과보고서 </text:span><text:span text:style-name="p1034-2-1">및 증빙자료, 최종버전 등</text:span>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